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747f" officeooo:paragraph-rsid="000e747f"/>
    </style:style>
    <style:style style:name="P2" style:family="paragraph" style:parent-style-name="Standard">
      <style:text-properties officeooo:rsid="000e747f" officeooo:paragraph-rsid="000f73ff"/>
    </style:style>
    <style:style style:name="T1" style:family="text">
      <style:text-properties officeooo:rsid="000f7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CS 678</text:p>
      <text:p text:style-name="P1">Stephen Longofono</text:p>
      <text:p text:style-name="P1">Lab 9, Procfs</text:p>
      <text:p text:style-name="P1"/>
      <text:p text:style-name="P1">1. The lack of change in a single process or thread is not sufficient to determine a deadlock situation. This is because the thread at hand could be waiting on another thread to finish with a resource, or sleeping while waiting for some sort of IO. <text:s/>The only way to be sure that a deadlock has been reached is if all active threads fail to make progress, that is, they all see no increase in user time and no increase in system time.</text:p>
      <text:p text:style-name="P1"/>
      <text:p text:style-name="P1">2. In order to have a safe time of observation, you would need to know the longest amount of time a thread might be stalled or otherwise blocked under normal operation. <text:s/>For example, if your threads blocked on I/O or some long, asynchronous event, you might mistakenly classify normal operation as deadlock. <text:s/>To address this, the time interval to check for deadlock should be just longer than the worst case interval of the longest task run among your system threads.</text:p>
      <text:p text:style-name="P1"/>
      <text:p text:style-name="P2">3. As the time increases, it appears that deadlock is less likely to occur. <text:s/>On such a small scale, the threads behave in a nearly deterministic manner; the time it will take them to initiate and do their work is fairly regular and predictable, and for varying values of ACTIVE_DURATION, we could assess whether the threads “sync up” in such a way that deadlock will occur.</text:p>
      <text:p text:style-name="P2"/>
      <text:p text:style-name="P2">It may be the case that as we increase ACTIVE_DURATION further, we will see a similar phenomenon and the threads will “sync up” again. <text:s/>In this case, the initiation time is small relative to the running time, so the offset is small. <text:s/>However, with larger duration times, the percentage of variation is also larger, so there may be <text:span text:style-name="T1">new deadlock situations when one of the last threads overlaps the first of the next cyc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ongofono</meta:initial-creator>
    <meta:creation-date>2017-04-14T13:37:36.828706511</meta:creation-date>
    <dc:date>2017-04-14T13:52:26.256395348</dc:date>
    <dc:creator>Stephen Longofono</dc:creator>
    <meta:editing-duration>PT1M49S</meta:editing-duration>
    <meta:editing-cycles>1</meta:editing-cycles>
    <meta:document-statistic meta:table-count="0" meta:image-count="0" meta:object-count="0" meta:page-count="1" meta:paragraph-count="7" meta:word-count="310" meta:character-count="1732" meta:non-whitespace-character-count="1423"/>
    <meta:generator>LibreOffice/5.1.6.2.0$Linux_X86_64 LibreOffice_project/10$Build-2</meta:generator>
  </office:meta>
</office:document-meta>
</file>